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do text</text:p><text:p text:style-name="P12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Signaletic()&quot;">mailed_data.getSignaletic()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s/></text:span><text:span text:style-name="T7"><text:conditional-text text:condition="ooow:&quot;view.do_mailing()&quot;" text:string-value-if-false="" text:string-value-if-true="&quot;None&quot;">None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do text if len(urbanEventObj.getClaimants()) &gt; 1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do text if not len(urbanEventObj.getClaimants()) &gt; 1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do text if not tool.isDecentralized or (tool.isDecentralized and self.getFolderCategory() == 'art127')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do text if tool.isDecentralized and not self.getFolderCategory() == 'art127'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do text</text:p><text:p text:style-name="P12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49.132837381</dc:date>
    <dc:language>fr-FR</dc:language>
    <meta:editing-cycles>142</meta:editing-cycles>
    <meta:editing-duration>P2DT5H48M39S</meta:editing-duration>
    <meta:document-statistic meta:table-count="1" meta:image-count="0" meta:object-count="0" meta:page-count="1" meta:paragraph-count="21" meta:word-count="285" meta:character-count="2173" meta:non-whitespace-character-count="1935"/>
    <meta:user-defined meta:name="Info 1"/>
    <meta:user-defined meta:name="Info 2"/>
    <meta:user-defined meta:name="Info 3"/>
    <meta:user-defined meta:name="Info 4"/>
  </office:meta>
</office:document-meta>
</file>